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6.75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0.972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Region</text:p>
          </table:table-cell>
          <table:table-cell office:value-type="string">
            <text:p>Type</text:p>
          </table:table-cell>
          <table:table-cell office:value-type="string">
            <text:p>Season</text:p>
          </table:table-cell>
          <table:table-cell office:value-type="string">
            <text:p>Index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Alsace, <text:s/>Champagne-Ardenne et Lorrain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Bourgo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Aquitaine, Limousin et Poitou-Charentes</text:p>
          </table:table-cell>
          <table:table-cell office:value-type="string">
            <text:p>extreme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Provence-Alpes-Côte</text:p>
          </table:table-cell>
          <table:table-cell office:value-type="string">
            <text:p>d'Azur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ord-Pas-de-Calais</text:p>
          </table:table-cell>
          <table:table-cell office:value-type="string">
            <text:p>et</text:p>
          </table:table-cell>
          <table:table-cell office:value-type="string">
            <text:p>Wint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Pays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nguedoc-Roussillon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Île-de-France</text:p>
          </table:table-cell>
          <table:table-cell office:value-type="string">
            <text:p>precipitation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uvergne</text:p>
          </table:table-cell>
          <table:table-cell office:value-type="string">
            <text:p>et</text:p>
          </table:table-cell>
          <table:table-cell office:value-type="string">
            <text:p>Fall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entre-Val</text:p>
          </table:table-cell>
          <table:table-cell office:value-type="string">
            <text:p>d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mandie</text:p>
          </table:table-cell>
          <table:table-cell office:value-type="string">
            <text:p>heatwave</text:p>
          </table:table-cell>
          <table:table-cell office:value-type="string">
            <text:p>Summer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Obs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SU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ID</text:p>
          </table:table-cell>
          <table:table-cell office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CDD</text:p>
          </table:table-cell>
          <table:table-cell office:value-type="string">
            <text:p>M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Bretagne</text:p>
          </table:table-cell>
          <table:table-cell office:value-type="string">
            <text:p>drought</text:p>
          </table:table-cell>
          <table:table-cell office:value-type="string">
            <text:p>Spring</text:p>
          </table:table-cell>
          <table:table-cell office:value-type="string">
            <text:p>R20mm</text:p>
          </table:table-cell>
          <table:table-cell office:value-type="string">
            <text:p>M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8:29:24</dc:date>
    <dc:creator>cathy nangini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846" meta:object-count="0"/>
  </office:meta>
</office:document-meta>
</file>